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f217" officeooo:paragraph-rsid="0016f217"/>
    </style:style>
    <style:style style:name="P2" style:family="paragraph" style:parent-style-name="Standard">
      <style:text-properties officeooo:rsid="0016f217" officeooo:paragraph-rsid="002733f1"/>
    </style:style>
    <style:style style:name="P3" style:family="paragraph" style:parent-style-name="Standard">
      <style:text-properties officeooo:rsid="0016f217" officeooo:paragraph-rsid="0036c368"/>
    </style:style>
    <style:style style:name="P4" style:family="paragraph" style:parent-style-name="Standard">
      <style:text-properties officeooo:rsid="0016f217" officeooo:paragraph-rsid="00385070"/>
    </style:style>
    <style:style style:name="P5" style:family="paragraph" style:parent-style-name="Standard">
      <style:text-properties fo:font-weight="bold" officeooo:paragraph-rsid="0016f217" style:font-weight-asian="bold" style:font-weight-complex="bold"/>
    </style:style>
    <style:style style:name="P6" style:family="paragraph" style:parent-style-name="Standard">
      <style:text-properties fo:font-weight="bold" officeooo:paragraph-rsid="002733f1" style:font-weight-asian="bold" style:font-weight-complex="bold"/>
    </style:style>
    <style:style style:name="P7" style:family="paragraph" style:parent-style-name="Standard">
      <style:text-properties fo:font-weight="bold" officeooo:paragraph-rsid="0036c368" style:font-weight-asian="bold" style:font-weight-complex="bold"/>
    </style:style>
    <style:style style:name="P8" style:family="paragraph" style:parent-style-name="Standard">
      <style:text-properties fo:font-weight="bold" officeooo:paragraph-rsid="00385070" style:font-weight-asian="bold" style:font-weight-complex="bold"/>
    </style:style>
    <style:style style:name="P9" style:family="paragraph" style:parent-style-name="Standard">
      <style:text-properties officeooo:paragraph-rsid="0016f217"/>
    </style:style>
    <style:style style:name="P10" style:family="paragraph" style:parent-style-name="Standard">
      <style:text-properties style:text-underline-style="none" officeooo:rsid="0016f217" officeooo:paragraph-rsid="0016f217"/>
    </style:style>
    <style:style style:name="P11" style:family="paragraph" style:parent-style-name="Standard">
      <style:text-properties style:text-underline-style="none" officeooo:rsid="0016f217" officeooo:paragraph-rsid="002733f1"/>
    </style:style>
    <style:style style:name="P12" style:family="paragraph" style:parent-style-name="Standard">
      <style:text-properties style:text-underline-style="none" officeooo:rsid="0016f217" officeooo:paragraph-rsid="0029e8d7"/>
    </style:style>
    <style:style style:name="P13" style:family="paragraph" style:parent-style-name="Standard">
      <style:text-properties style:text-underline-style="none" officeooo:rsid="0016f217" officeooo:paragraph-rsid="0036c368"/>
    </style:style>
    <style:style style:name="P14" style:family="paragraph" style:parent-style-name="Standard">
      <style:text-properties style:text-underline-style="none" officeooo:rsid="0016f217" officeooo:paragraph-rsid="00385070"/>
    </style:style>
    <style:style style:name="P15" style:family="paragraph" style:parent-style-name="Standard">
      <style:text-properties style:text-underline-style="none" fo:font-weight="bold" officeooo:rsid="0016f217" officeooo:paragraph-rsid="0016f217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16f217" officeooo:paragraph-rsid="00184d52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16f217" officeooo:paragraph-rsid="001a823e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16f217" officeooo:paragraph-rsid="002733f1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16f217" officeooo:paragraph-rsid="0036c368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16f217" officeooo:paragraph-rsid="00385070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1a823e" officeooo:paragraph-rsid="001eca2b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1a823e" officeooo:paragraph-rsid="002733f1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1a823e" officeooo:paragraph-rsid="00304703" style:font-weight-asian="bold" style:font-weight-complex="bold"/>
    </style:style>
    <style:style style:name="P24" style:family="paragraph" style:parent-style-name="Standard">
      <style:text-properties style:text-underline-style="none" fo:font-weight="bold" officeooo:rsid="001a823e" officeooo:paragraph-rsid="0036c368" style:font-weight-asian="bold" style:font-weight-complex="bold"/>
    </style:style>
    <style:style style:name="P25" style:family="paragraph" style:parent-style-name="Standard">
      <style:text-properties style:text-underline-style="none" fo:font-weight="bold" officeooo:rsid="001a823e" officeooo:paragraph-rsid="00385070" style:font-weight-asian="bold" style:font-weight-complex="bold"/>
    </style:style>
    <style:style style:name="P26" style:family="paragraph" style:parent-style-name="Standard">
      <style:text-properties style:text-underline-style="none" officeooo:rsid="00173a61" officeooo:paragraph-rsid="00173a61"/>
    </style:style>
    <style:style style:name="P27" style:family="paragraph" style:parent-style-name="Standard">
      <style:text-properties style:text-underline-style="none" officeooo:rsid="00173a61" officeooo:paragraph-rsid="00184d52"/>
    </style:style>
    <style:style style:name="P28" style:family="paragraph" style:parent-style-name="Standard">
      <style:text-properties style:text-underline-style="none" officeooo:rsid="00173a61" officeooo:paragraph-rsid="0029e8d7"/>
    </style:style>
    <style:style style:name="P29" style:family="paragraph" style:parent-style-name="Standard">
      <style:text-properties style:text-underline-style="none" officeooo:rsid="00173a61" officeooo:paragraph-rsid="0036c368"/>
    </style:style>
    <style:style style:name="P30" style:family="paragraph" style:parent-style-name="Standard">
      <style:text-properties style:text-underline-style="none" officeooo:rsid="00173a61" officeooo:paragraph-rsid="00385070"/>
    </style:style>
    <style:style style:name="P31" style:family="paragraph" style:parent-style-name="Standard">
      <style:text-properties style:text-underline-style="none" fo:font-weight="normal" officeooo:rsid="00184d52" officeooo:paragraph-rsid="00184d52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184d52" officeooo:paragraph-rsid="001a96cc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184d52" officeooo:paragraph-rsid="001eca2b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184d52" officeooo:paragraph-rsid="002a1f4b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184d52" officeooo:paragraph-rsid="002cbacb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184d52" officeooo:paragraph-rsid="002cbfdb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184d52" officeooo:paragraph-rsid="002fcbf7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184d52" officeooo:paragraph-rsid="0036c368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1a823e" officeooo:paragraph-rsid="001a823e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1a823e" officeooo:paragraph-rsid="001d85b4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1a823e" officeooo:paragraph-rsid="001eca2b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1a823e" officeooo:paragraph-rsid="0024ae26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1a823e" officeooo:paragraph-rsid="002c076f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1a823e" officeooo:paragraph-rsid="002cbacb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1a823e" officeooo:paragraph-rsid="002ed79d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1a823e" officeooo:paragraph-rsid="002fcbf7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1a823e" officeooo:paragraph-rsid="0036c368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1a823e" officeooo:paragraph-rsid="00385070" style:font-weight-asian="normal" style:font-weight-complex="normal"/>
    </style:style>
    <style:style style:name="P49" style:family="paragraph" style:parent-style-name="Standard">
      <style:text-properties fo:font-size="16pt" fo:font-style="normal" style:text-underline-style="solid" style:text-underline-width="auto" style:text-underline-color="font-color" officeooo:rsid="0016f217" officeooo:paragraph-rsid="0016f217" style:font-size-asian="16pt" style:font-style-asian="normal" style:font-size-complex="16pt" style:font-style-complex="normal"/>
    </style:style>
    <style:style style:name="P50" style:family="paragraph" style:parent-style-name="Standard">
      <style:text-properties fo:font-size="16pt" fo:font-style="normal" style:text-underline-style="solid" style:text-underline-width="auto" style:text-underline-color="font-color" officeooo:rsid="0016f217" officeooo:paragraph-rsid="002733f1" style:font-size-asian="16pt" style:font-style-asian="normal" style:font-size-complex="16pt" style:font-style-complex="normal"/>
    </style:style>
    <style:style style:name="P51" style:family="paragraph" style:parent-style-name="Standard">
      <style:text-properties fo:font-size="16pt" fo:font-style="normal" style:text-underline-style="solid" style:text-underline-width="auto" style:text-underline-color="font-color" officeooo:rsid="0016f217" officeooo:paragraph-rsid="0036c368" style:font-size-asian="16pt" style:font-style-asian="normal" style:font-size-complex="16pt" style:font-style-complex="normal"/>
    </style:style>
    <style:style style:name="P52" style:family="paragraph" style:parent-style-name="Standard">
      <style:text-properties fo:font-size="16pt" fo:font-style="normal" style:text-underline-style="solid" style:text-underline-width="auto" style:text-underline-color="font-color" officeooo:rsid="0016f217" officeooo:paragraph-rsid="00385070" style:font-size-asian="16pt" style:font-style-asian="normal" style:font-size-complex="16pt" style:font-style-complex="normal"/>
    </style:style>
    <style:style style:name="P53" style:family="paragraph" style:parent-style-name="Standard">
      <style:text-properties fo:font-size="16pt" fo:font-style="normal" style:text-underline-style="solid" style:text-underline-width="auto" style:text-underline-color="font-color" fo:font-weight="bold" officeooo:rsid="0016f217" officeooo:paragraph-rsid="00243442" style:font-size-asian="16pt" style:font-style-asian="normal" style:font-weight-asian="bold" style:font-size-complex="16pt" style:font-style-complex="normal" style:font-weight-complex="bold"/>
    </style:style>
    <style:style style:name="P54" style:family="paragraph" style:parent-style-name="Standard">
      <style:text-properties fo:font-size="16pt" fo:font-style="normal" style:text-underline-style="solid" style:text-underline-width="auto" style:text-underline-color="font-color" fo:font-weight="bold" officeooo:rsid="0016f217" officeooo:paragraph-rsid="002733f1" style:font-size-asian="16pt" style:font-style-asian="normal" style:font-weight-asian="bold" style:font-size-complex="16pt" style:font-style-complex="normal" style:font-weight-complex="bold"/>
    </style:style>
    <style:style style:name="P55" style:family="paragraph" style:parent-style-name="Standard">
      <style:text-properties fo:font-size="16pt" fo:font-style="normal" style:text-underline-style="solid" style:text-underline-width="auto" style:text-underline-color="font-color" fo:font-weight="bold" officeooo:rsid="0016f217" officeooo:paragraph-rsid="0036c368" style:font-size-asian="16pt" style:font-style-asian="normal" style:font-weight-asian="bold" style:font-size-complex="16pt" style:font-style-complex="normal" style:font-weight-complex="bold"/>
    </style:style>
    <style:style style:name="P56" style:family="paragraph" style:parent-style-name="Standard">
      <style:text-properties fo:font-size="16pt" fo:font-style="normal" style:text-underline-style="solid" style:text-underline-width="auto" style:text-underline-color="font-color" fo:font-weight="bold" officeooo:rsid="0016f217" officeooo:paragraph-rsid="00385070" style:font-size-asian="16pt" style:font-style-asian="normal" style:font-weight-asian="bold" style:font-size-complex="16pt" style:font-style-complex="normal" style:font-weight-complex="bold"/>
    </style:style>
    <style:style style:name="P57" style:family="paragraph" style:parent-style-name="Standard">
      <style:text-properties fo:font-size="15pt" fo:font-weight="bold" officeooo:rsid="0016f217" officeooo:paragraph-rsid="0016f217" style:font-size-asian="15pt" style:font-weight-asian="bold" style:font-size-complex="15pt" style:font-weight-complex="bold"/>
    </style:style>
    <style:style style:name="P58" style:family="paragraph" style:parent-style-name="Standard">
      <style:text-properties fo:font-variant="normal" fo:text-transform="none" fo:color="#222222" fo:letter-spacing="normal" style:text-underline-style="none" officeooo:rsid="0016f217" officeooo:paragraph-rsid="0016f217"/>
    </style:style>
    <style:style style:name="P59" style:family="paragraph" style:parent-style-name="Standard">
      <style:text-properties fo:font-variant="normal" fo:text-transform="none" fo:color="#222222" fo:letter-spacing="normal" style:text-underline-style="none" officeooo:rsid="0016f217" officeooo:paragraph-rsid="00184d52"/>
    </style:style>
    <style:style style:name="P60" style:family="paragraph" style:parent-style-name="Standard">
      <style:text-properties fo:font-variant="normal" fo:text-transform="none" fo:color="#222222" fo:letter-spacing="normal" style:text-underline-style="none" officeooo:rsid="0016f217" officeooo:paragraph-rsid="002733f1"/>
    </style:style>
    <style:style style:name="P61" style:family="paragraph" style:parent-style-name="Standard">
      <style:text-properties fo:font-variant="normal" fo:text-transform="none" fo:color="#222222" fo:letter-spacing="normal" style:text-underline-style="none" officeooo:rsid="0016f217" officeooo:paragraph-rsid="002b48cf"/>
    </style:style>
    <style:style style:name="P62" style:family="paragraph" style:parent-style-name="Standard">
      <style:text-properties fo:font-variant="normal" fo:text-transform="none" fo:color="#222222" fo:letter-spacing="normal" style:text-underline-style="none" officeooo:rsid="0016f217" officeooo:paragraph-rsid="0036c368"/>
    </style:style>
    <style:style style:name="P63" style:family="paragraph" style:parent-style-name="Standard">
      <style:text-properties fo:font-variant="normal" fo:text-transform="none" fo:color="#222222" fo:letter-spacing="normal" style:text-underline-style="none" officeooo:rsid="0016f217" officeooo:paragraph-rsid="00385070"/>
    </style:style>
    <style:style style:name="P64" style:family="paragraph" style:parent-style-name="Standard">
      <style:text-properties fo:font-variant="normal" fo:text-transform="none" fo:color="#222222" fo:letter-spacing="normal" style:text-underline-style="none" fo:font-weight="normal" officeooo:rsid="0016f217" officeooo:paragraph-rsid="001a823e" style:font-weight-asian="normal" style:font-weight-complex="normal"/>
    </style:style>
    <style:style style:name="P65" style:family="paragraph" style:parent-style-name="Standard">
      <style:text-properties fo:font-variant="normal" fo:text-transform="none" fo:color="#222222" fo:letter-spacing="normal" style:text-underline-style="none" fo:font-weight="normal" officeooo:rsid="0016f217" officeooo:paragraph-rsid="001eca2b" style:font-weight-asian="normal" style:font-weight-complex="normal"/>
    </style:style>
    <style:style style:name="P66" style:family="paragraph" style:parent-style-name="Standard">
      <style:text-properties fo:font-variant="normal" fo:text-transform="none" fo:color="#222222" fo:letter-spacing="normal" style:text-underline-style="none" fo:font-weight="normal" officeooo:rsid="0016f217" officeooo:paragraph-rsid="002733f1" style:font-weight-asian="normal" style:font-weight-complex="normal"/>
    </style:style>
    <style:style style:name="P67" style:family="paragraph" style:parent-style-name="Standard">
      <style:text-properties fo:font-variant="normal" fo:text-transform="none" fo:color="#222222" fo:letter-spacing="normal" style:text-underline-style="none" fo:font-weight="normal" officeooo:rsid="0016f217" officeooo:paragraph-rsid="0036c368" style:font-weight-asian="normal" style:font-weight-complex="normal"/>
    </style:style>
    <style:style style:name="P68" style:family="paragraph" style:parent-style-name="Standard">
      <style:text-properties fo:font-variant="normal" fo:text-transform="none" fo:color="#222222" fo:letter-spacing="normal" style:text-underline-style="none" fo:font-weight="normal" officeooo:rsid="0016f217" officeooo:paragraph-rsid="00385070" style:font-weight-asian="normal" style:font-weight-complex="normal"/>
    </style:style>
    <style:style style:name="P69" style:family="paragraph" style:parent-style-name="Standard">
      <style:text-properties fo:font-variant="normal" fo:text-transform="none" fo:color="#222222" fo:letter-spacing="normal" style:text-underline-style="none" fo:font-weight="normal" officeooo:rsid="001eca2b" officeooo:paragraph-rsid="001eca2b" style:font-weight-asian="normal" style:font-weight-complex="normal"/>
    </style:style>
    <style:style style:name="P70" style:family="paragraph" style:parent-style-name="Standard">
      <style:text-properties fo:font-variant="normal" fo:text-transform="none" fo:color="#222222" fo:letter-spacing="normal" style:text-underline-style="none" fo:font-weight="normal" officeooo:rsid="001eca2b" officeooo:paragraph-rsid="002733f1" style:font-weight-asian="normal" style:font-weight-complex="normal"/>
    </style:style>
    <style:style style:name="P71" style:family="paragraph" style:parent-style-name="Standard">
      <style:text-properties fo:font-variant="normal" fo:text-transform="none" fo:color="#222222" fo:letter-spacing="normal" style:text-underline-style="none" fo:font-weight="normal" officeooo:rsid="001eca2b" officeooo:paragraph-rsid="0036c368" style:font-weight-asian="normal" style:font-weight-complex="normal"/>
    </style:style>
    <style:style style:name="P72" style:family="paragraph" style:parent-style-name="Standard">
      <style:text-properties fo:font-variant="normal" fo:text-transform="none" fo:color="#222222" fo:letter-spacing="normal" style:text-underline-style="none" fo:font-weight="normal" officeooo:rsid="001eca2b" officeooo:paragraph-rsid="00385070" style:font-weight-asian="normal" style:font-weight-complex="normal"/>
    </style:style>
    <style:style style:name="P73" style:family="paragraph" style:parent-style-name="Standard">
      <style:text-properties fo:font-variant="normal" fo:text-transform="none" fo:color="#222222" fo:letter-spacing="normal" style:text-underline-style="none" fo:font-weight="normal" officeooo:rsid="001a823e" officeooo:paragraph-rsid="002a1f4b" style:font-weight-asian="normal" style:font-weight-complex="normal"/>
    </style:style>
    <style:style style:name="P74" style:family="paragraph" style:parent-style-name="Standard">
      <style:text-properties fo:font-variant="normal" fo:text-transform="none" fo:color="#222222" fo:letter-spacing="normal" style:text-underline-style="none" fo:font-weight="normal" officeooo:rsid="001a823e" officeooo:paragraph-rsid="0036c368" style:font-weight-asian="normal" style:font-weight-complex="normal"/>
    </style:style>
    <style:style style:name="P75" style:family="paragraph" style:parent-style-name="Standard">
      <style:text-properties fo:font-variant="normal" fo:text-transform="none" fo:color="#222222" fo:letter-spacing="normal" style:text-underline-style="solid" style:text-underline-width="auto" style:text-underline-color="font-color" fo:font-weight="bold" officeooo:rsid="001a823e" officeooo:paragraph-rsid="001a823e" style:font-weight-asian="bold" style:font-weight-complex="bold"/>
    </style:style>
    <style:style style:name="P76" style:family="paragraph" style:parent-style-name="Standard">
      <style:text-properties fo:font-variant="normal" fo:text-transform="none" fo:color="#222222" fo:letter-spacing="normal" style:text-underline-style="solid" style:text-underline-width="auto" style:text-underline-color="font-color" fo:font-weight="bold" officeooo:rsid="001a823e" officeooo:paragraph-rsid="002733f1" style:font-weight-asian="bold" style:font-weight-complex="bold"/>
    </style:style>
    <style:style style:name="P77" style:family="paragraph" style:parent-style-name="Standard">
      <style:text-properties fo:font-variant="normal" fo:text-transform="none" fo:color="#222222" fo:letter-spacing="normal" style:text-underline-style="solid" style:text-underline-width="auto" style:text-underline-color="font-color" fo:font-weight="bold" officeooo:rsid="001a823e" officeooo:paragraph-rsid="0036c368" style:font-weight-asian="bold" style:font-weight-complex="bold"/>
    </style:style>
    <style:style style:name="P78" style:family="paragraph" style:parent-style-name="Standard">
      <style:text-properties fo:font-variant="normal" fo:text-transform="none" fo:color="#222222" fo:letter-spacing="normal" style:text-underline-style="solid" style:text-underline-width="auto" style:text-underline-color="font-color" fo:font-weight="bold" officeooo:rsid="001a823e" officeooo:paragraph-rsid="00385070" style:font-weight-asian="bold" style:font-weight-complex="bold"/>
    </style:style>
    <style:style style:name="P79" style:family="paragraph" style:parent-style-name="Standard">
      <style:text-properties fo:font-variant="normal" fo:text-transform="none" fo:color="#222222" fo:font-size="12pt" fo:letter-spacing="normal" fo:font-style="normal" style:text-underline-style="none" fo:font-weight="normal" officeooo:rsid="00243442" officeooo:paragraph-rsid="00243442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text-properties fo:font-variant="normal" fo:text-transform="none" fo:color="#0000a8" fo:letter-spacing="normal" style:text-underline-style="none" officeooo:rsid="0016f217" officeooo:paragraph-rsid="0016f217"/>
    </style:style>
    <style:style style:name="P81" style:family="paragraph" style:parent-style-name="Standard">
      <style:text-properties fo:font-variant="normal" fo:text-transform="none" fo:color="#0000a8" fo:letter-spacing="normal" style:text-underline-style="none" officeooo:rsid="0016f217" officeooo:paragraph-rsid="0029e8d7"/>
    </style:style>
    <style:style style:name="P82" style:family="paragraph" style:parent-style-name="Standard">
      <style:text-properties fo:font-variant="normal" fo:text-transform="none" fo:color="#0000a8" fo:letter-spacing="normal" style:text-underline-style="none" officeooo:rsid="0016f217" officeooo:paragraph-rsid="0036c368"/>
    </style:style>
    <style:style style:name="P83" style:family="paragraph" style:parent-style-name="Standard">
      <style:text-properties fo:font-variant="normal" fo:text-transform="none" fo:color="#0000a8" fo:letter-spacing="normal" style:text-underline-style="none" officeooo:rsid="0016f217" officeooo:paragraph-rsid="00385070"/>
    </style:style>
    <style:style style:name="P84" style:family="paragraph" style:parent-style-name="Standard">
      <style:text-properties fo:font-variant="normal" fo:text-transform="none" fo:color="#0000a8" fo:letter-spacing="normal" style:text-underline-style="none" fo:font-weight="normal" officeooo:rsid="00184d52" officeooo:paragraph-rsid="001a823e" style:font-weight-asian="normal" style:font-weight-complex="normal"/>
    </style:style>
    <style:style style:name="P85" style:family="paragraph" style:parent-style-name="Standard">
      <style:text-properties fo:font-variant="normal" fo:text-transform="none" fo:color="#0000a8" fo:letter-spacing="normal" style:text-underline-style="none" fo:font-weight="normal" officeooo:rsid="00184d52" officeooo:paragraph-rsid="002733f1" style:font-weight-asian="normal" style:font-weight-complex="normal"/>
    </style:style>
    <style:style style:name="P86" style:family="paragraph" style:parent-style-name="Standard">
      <style:text-properties fo:font-variant="normal" fo:text-transform="none" fo:color="#0000a8" fo:letter-spacing="normal" style:text-underline-style="none" fo:font-weight="normal" officeooo:rsid="00184d52" officeooo:paragraph-rsid="0036c368" style:font-weight-asian="normal" style:font-weight-complex="normal"/>
    </style:style>
    <style:style style:name="P87" style:family="paragraph" style:parent-style-name="Standard">
      <style:text-properties fo:font-variant="normal" fo:text-transform="none" fo:color="#0000a8" fo:letter-spacing="normal" style:text-underline-style="none" fo:font-weight="normal" officeooo:rsid="00184d52" officeooo:paragraph-rsid="00385070" style:font-weight-asian="normal" style:font-weight-complex="normal"/>
    </style:style>
    <style:style style:name="P88" style:family="paragraph" style:parent-style-name="Standard">
      <style:text-properties fo:font-size="12pt" fo:font-style="normal" style:text-underline-style="none" fo:font-weight="normal" officeooo:rsid="00243442" officeooo:paragraph-rsid="00243442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text-properties fo:font-size="12pt" fo:font-style="normal" style:text-underline-style="none" fo:font-weight="normal" officeooo:rsid="00304703" officeooo:paragraph-rsid="00304703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text-properties fo:font-size="12pt" fo:font-style="normal" style:text-underline-style="none" fo:font-weight="normal" officeooo:rsid="00304703" officeooo:paragraph-rsid="0036c368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text-properties officeooo:paragraph-rsid="002733f1"/>
    </style:style>
    <style:style style:name="P92" style:family="paragraph" style:parent-style-name="Standard">
      <style:text-properties officeooo:paragraph-rsid="0034876d"/>
    </style:style>
    <style:style style:name="P93" style:family="paragraph" style:parent-style-name="Standard">
      <style:text-properties officeooo:paragraph-rsid="0036c368"/>
    </style:style>
    <style:style style:name="P94" style:family="paragraph" style:parent-style-name="Standard">
      <style:text-properties officeooo:paragraph-rsid="00385070"/>
    </style:style>
    <style:style style:name="P95" style:family="paragraph" style:parent-style-name="Standard">
      <style:text-properties officeooo:rsid="00385070" officeooo:paragraph-rsid="00385070"/>
    </style:style>
    <style:style style:name="P96" style:family="paragraph" style:parent-style-name="Standard">
      <style:paragraph-properties fo:break-before="page"/>
      <style:text-properties officeooo:paragraph-rsid="0036c368"/>
    </style:style>
    <style:style style:name="P97" style:family="paragraph" style:parent-style-name="Standard">
      <style:paragraph-properties fo:break-before="page"/>
      <style:text-properties officeooo:paragraph-rsid="00385070"/>
    </style:style>
    <style:style style:name="P98" style:family="paragraph" style:parent-style-name="Standard">
      <style:text-properties fo:font-variant="normal" fo:text-transform="none" fo:color="#222222" fo:font-size="12pt" fo:letter-spacing="normal" fo:font-style="normal" style:text-underline-style="none" fo:font-weight="normal" officeooo:rsid="0033af12" officeooo:paragraph-rsid="00304703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text-properties fo:font-variant="normal" fo:text-transform="none" fo:color="#222222" fo:font-size="12pt" fo:letter-spacing="normal" fo:font-style="normal" style:text-underline-style="none" fo:font-weight="normal" officeooo:rsid="0033af12" officeooo:paragraph-rsid="0036c368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text-properties fo:font-variant="normal" fo:text-transform="none" fo:color="#222222" fo:font-size="12pt" fo:letter-spacing="normal" fo:font-style="normal" style:text-underline-style="none" fo:font-weight="normal" officeooo:rsid="0036c368" officeooo:paragraph-rsid="0036c368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fo:font-variant="normal" fo:text-transform="none" fo:color="#222222" fo:letter-spacing="normal" style:text-underline-style="none" fo:font-weight="normal" officeooo:rsid="001a823e" officeooo:paragraph-rsid="003995cd" style:font-weight-asian="normal" style:font-weight-complex="normal"/>
    </style:style>
    <style:style style:name="P102" style:family="paragraph" style:parent-style-name="Standard">
      <style:text-properties fo:font-variant="normal" fo:text-transform="none" fo:color="#222222" fo:letter-spacing="normal" style:text-underline-style="none" fo:font-weight="normal" officeooo:rsid="0016f217" officeooo:paragraph-rsid="00385070" style:font-weight-asian="normal" style:font-weight-complex="normal"/>
    </style:style>
    <style:style style:name="P103" style:family="paragraph" style:parent-style-name="Standard">
      <style:text-properties fo:font-size="12pt" fo:font-style="normal" style:text-underline-style="none" fo:font-weight="normal" officeooo:rsid="003995cd" officeooo:paragraph-rsid="003995cd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text-properties style:text-underline-style="none" fo:font-weight="normal" officeooo:rsid="00184d52" officeooo:paragraph-rsid="003995cd" style:font-weight-asian="normal" style:font-weight-complex="normal"/>
    </style:style>
    <style:style style:name="P105" style:family="paragraph" style:parent-style-name="Standard">
      <style:text-properties style:text-underline-style="none" fo:font-weight="normal" officeooo:rsid="001a823e" officeooo:paragraph-rsid="003995cd" style:font-weight-asian="normal" style:font-weight-complex="normal"/>
    </style:style>
    <style:style style:name="P106" style:family="paragraph" style:parent-style-name="Standard">
      <style:text-properties style:text-underline-style="none" fo:font-weight="bold" officeooo:rsid="001a823e" officeooo:paragraph-rsid="003995c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f217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6f217"/>
    </style:style>
    <style:style style:name="T5" style:family="text">
      <style:text-properties style:text-underline-style="none" officeooo:rsid="00211b78"/>
    </style:style>
    <style:style style:name="T6" style:family="text">
      <style:text-properties fo:font-variant="normal" fo:text-transform="none" fo:color="#222222" fo:letter-spacing="normal"/>
    </style:style>
    <style:style style:name="T7" style:family="text">
      <style:text-properties fo:font-variant="normal" fo:text-transform="none" fo:color="#222222" fo:letter-spacing="normal" style:text-underline-style="none" officeooo:rsid="0016f217"/>
    </style:style>
    <style:style style:name="T8" style:family="text">
      <style:text-properties fo:font-variant="normal" fo:text-transform="none" fo:color="#222222" fo:letter-spacing="normal" style:text-underline-style="none" fo:font-weight="normal" style:font-weight-asian="normal" style:font-weight-complex="normal"/>
    </style:style>
    <style:style style:name="T9" style:family="text">
      <style:text-properties fo:font-variant="normal" fo:text-transform="none" fo:color="#222222" fo:letter-spacing="normal" style:text-underline-style="none" fo:font-weight="normal" officeooo:rsid="0016f217" style:font-weight-asian="normal" style:font-weight-complex="normal"/>
    </style:style>
    <style:style style:name="T10" style:family="text">
      <style:text-properties fo:font-variant="normal" fo:text-transform="none" fo:color="#222222" fo:letter-spacing="normal" style:text-underline-style="none" fo:font-weight="normal" officeooo:rsid="0034876d" style:font-weight-asian="normal" style:font-weight-complex="normal"/>
    </style:style>
    <style:style style:name="T11" style:family="text">
      <style:text-properties fo:font-variant="normal" fo:text-transform="none" fo:color="#222222" fo:letter-spacing="normal" style:text-underline-style="none" fo:font-weight="normal" officeooo:rsid="00385070" style:font-weight-asian="normal" style:font-weight-complex="normal"/>
    </style:style>
    <style:style style:name="T12" style:family="text">
      <style:text-properties fo:font-variant="normal" fo:text-transform="none" fo:color="#222222" fo:letter-spacing="normal" officeooo:rsid="0016f217"/>
    </style:style>
    <style:style style:name="T13" style:family="text">
      <style:text-properties fo:font-variant="normal" fo:text-transform="none" fo:color="#222222" fo:letter-spacing="normal" style:text-underline-style="solid" style:text-underline-width="auto" style:text-underline-color="font-color" officeooo:rsid="001a823e"/>
    </style:style>
    <style:style style:name="T14" style:family="text">
      <style:text-properties fo:font-variant="normal" fo:text-transform="none" fo:color="#222222" fo:letter-spacing="normal" style:text-underline-style="solid" style:text-underline-width="auto" style:text-underline-color="font-color" officeooo:rsid="0016f217"/>
    </style:style>
    <style:style style:name="T15" style:family="text">
      <style:text-properties fo:font-variant="normal" fo:text-transform="none" fo:color="#222222" fo:letter-spacing="normal" style:text-underline-style="solid" style:text-underline-width="auto" style:text-underline-color="font-color" officeooo:rsid="001eca2b"/>
    </style:style>
    <style:style style:name="T16" style:family="text">
      <style:text-properties fo:font-variant="normal" fo:text-transform="none" fo:color="#222222" fo:letter-spacing="normal" officeooo:rsid="001a823e"/>
    </style:style>
    <style:style style:name="T17" style:family="text">
      <style:text-properties fo:font-variant="normal" fo:text-transform="none" fo:color="#222222" fo:letter-spacing="normal" officeooo:rsid="001a96cc"/>
    </style:style>
    <style:style style:name="T18" style:family="text">
      <style:text-properties fo:font-variant="normal" fo:text-transform="none" fo:color="#222222" fo:letter-spacing="normal" officeooo:rsid="001eca2b"/>
    </style:style>
    <style:style style:name="T19" style:family="text">
      <style:text-properties fo:font-variant="normal" fo:text-transform="none" fo:color="#222222" fo:letter-spacing="normal" fo:font-weight="normal" style:font-weight-asian="normal" style:font-weight-complex="normal"/>
    </style:style>
    <style:style style:name="T20" style:family="text">
      <style:text-properties fo:font-variant="normal" fo:text-transform="none" fo:color="#222222" fo:letter-spacing="normal" fo:font-weight="normal" officeooo:rsid="0016f217" style:font-weight-asian="normal" style:font-weight-complex="normal"/>
    </style:style>
    <style:style style:name="T21" style:family="text">
      <style:text-properties fo:font-variant="normal" fo:text-transform="none" fo:color="#222222" fo:letter-spacing="normal" fo:font-weight="normal" officeooo:rsid="00243442" style:font-weight-asian="normal" style:font-weight-complex="normal"/>
    </style:style>
    <style:style style:name="T22" style:family="text">
      <style:text-properties fo:font-variant="normal" fo:text-transform="none" fo:color="#222222" fo:letter-spacing="normal" officeooo:rsid="0024ae26"/>
    </style:style>
    <style:style style:name="T23" style:family="text">
      <style:text-properties fo:font-variant="normal" fo:text-transform="none" fo:color="#222222" fo:letter-spacing="normal" officeooo:rsid="00261f62"/>
    </style:style>
    <style:style style:name="T24" style:family="text">
      <style:text-properties fo:font-variant="normal" fo:text-transform="none" fo:color="#222222" fo:letter-spacing="normal" officeooo:rsid="00262bec"/>
    </style:style>
    <style:style style:name="T25" style:family="text">
      <style:text-properties fo:font-variant="normal" fo:text-transform="none" fo:color="#222222" fo:letter-spacing="normal" officeooo:rsid="002a1f4b"/>
    </style:style>
    <style:style style:name="T26" style:family="text">
      <style:text-properties fo:font-variant="normal" fo:text-transform="none" fo:color="#222222" fo:letter-spacing="normal" officeooo:rsid="0018cf34"/>
    </style:style>
    <style:style style:name="T27" style:family="text">
      <style:text-properties fo:font-variant="normal" fo:text-transform="none" fo:color="#222222" fo:letter-spacing="normal" officeooo:rsid="002cbacb"/>
    </style:style>
    <style:style style:name="T28" style:family="text">
      <style:text-properties fo:font-variant="normal" fo:text-transform="none" fo:color="#222222" fo:letter-spacing="normal" officeooo:rsid="002d4f4e"/>
    </style:style>
    <style:style style:name="T29" style:family="text">
      <style:text-properties fo:font-variant="normal" fo:text-transform="none" fo:color="#222222" fo:letter-spacing="normal" officeooo:rsid="002ed79d"/>
    </style:style>
    <style:style style:name="T30" style:family="text">
      <style:text-properties fo:font-variant="normal" fo:text-transform="none" fo:color="#222222" fo:letter-spacing="normal" officeooo:rsid="0031d5a9"/>
    </style:style>
    <style:style style:name="T31" style:family="text">
      <style:text-properties fo:font-variant="normal" fo:text-transform="none" fo:color="#222222" fo:letter-spacing="normal" officeooo:rsid="0033af12"/>
    </style:style>
    <style:style style:name="T32" style:family="text">
      <style:text-properties fo:font-variant="normal" fo:text-transform="none" fo:color="#222222" fo:letter-spacing="normal" officeooo:rsid="0034b6fd"/>
    </style:style>
    <style:style style:name="T33" style:family="text">
      <style:text-properties fo:font-variant="normal" fo:text-transform="none" fo:color="#222222" fo:letter-spacing="normal" officeooo:rsid="0036c368"/>
    </style:style>
    <style:style style:name="T34" style:family="text">
      <style:text-properties fo:font-variant="normal" fo:text-transform="none" fo:color="#0000a8" fo:letter-spacing="normal"/>
    </style:style>
    <style:style style:name="T35" style:family="text">
      <style:text-properties fo:font-variant="normal" fo:text-transform="none" fo:color="#0000a8" fo:letter-spacing="normal" officeooo:rsid="0016f217"/>
    </style:style>
    <style:style style:name="T36" style:family="text">
      <style:text-properties fo:font-variant="normal" fo:text-transform="none" fo:color="#0000a8" fo:letter-spacing="normal" officeooo:rsid="001a823e"/>
    </style:style>
    <style:style style:name="T37" style:family="text">
      <style:text-properties fo:font-variant="normal" fo:text-transform="none" fo:color="#0000a8" fo:letter-spacing="normal" officeooo:rsid="001a96cc"/>
    </style:style>
    <style:style style:name="T38" style:family="text">
      <style:text-properties fo:font-variant="normal" fo:text-transform="none" fo:color="#0000a8" fo:letter-spacing="normal" officeooo:rsid="001d85b4"/>
    </style:style>
    <style:style style:name="T39" style:family="text">
      <style:text-properties fo:font-variant="normal" fo:text-transform="none" fo:color="#0000a8" fo:letter-spacing="normal" officeooo:rsid="001eca2b"/>
    </style:style>
    <style:style style:name="T40" style:family="text">
      <style:text-properties fo:font-variant="normal" fo:text-transform="none" fo:color="#0000a8" fo:letter-spacing="normal" officeooo:rsid="0036c368"/>
    </style:style>
    <style:style style:name="T41" style:family="text">
      <style:text-properties fo:font-variant="normal" fo:text-transform="none" fo:color="#3a3a3a" style:font-name="Trebuchet MS" fo:font-size="14pt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T42" style:family="text">
      <style:text-properties fo:font-variant="normal" fo:text-transform="none" fo:color="#3a3a3a" style:font-name="Trebuchet MS" fo:font-size="14pt" fo:letter-spacing="normal" fo:font-style="normal" style:text-underline-style="none" fo:font-weight="bold" officeooo:rsid="00292340" style:font-size-asian="14pt" style:font-weight-asian="bold" style:font-size-complex="14pt" style:font-weight-complex="bold"/>
    </style:style>
    <style:style style:name="T43" style:family="text">
      <style:text-properties fo:color="#0000a8"/>
    </style:style>
    <style:style style:name="T44" style:family="text">
      <style:text-properties fo:color="#0000a8" style:text-underline-style="none" officeooo:rsid="0016f217"/>
    </style:style>
    <style:style style:name="T45" style:family="text">
      <style:text-properties fo:color="#0000a8" officeooo:rsid="002a1f4b"/>
    </style:style>
    <style:style style:name="T46" style:family="text">
      <style:text-properties fo:color="#0000a8" officeooo:rsid="0016f217"/>
    </style:style>
    <style:style style:name="T47" style:family="text">
      <style:text-properties fo:color="#0000a8" officeooo:rsid="0036c368"/>
    </style:style>
    <style:style style:name="T48" style:family="text">
      <style:text-properties fo:font-size="15pt" style:text-underline-style="none" fo:font-weight="bold" officeooo:rsid="00211b78" style:font-size-asian="15pt" style:font-weight-asian="bold" style:font-size-complex="15pt" style:font-weight-complex="bold"/>
    </style:style>
    <style:style style:name="T49" style:family="text">
      <style:text-properties fo:font-size="15pt" style:text-underline-style="none" fo:font-weight="bold" officeooo:rsid="0016f217" style:font-size-asian="15pt" style:font-weight-asian="bold" style:font-size-complex="15pt" style:font-weight-complex="bold"/>
    </style:style>
    <style:style style:name="T50" style:family="text">
      <style:text-properties fo:font-size="15pt" style:text-underline-style="none" fo:font-weight="bold" officeooo:rsid="00385070" style:font-size-asian="15pt" style:font-weight-asian="bold" style:font-size-complex="15pt" style:font-weight-complex="bold"/>
    </style:style>
    <style:style style:name="T51" style:family="text">
      <style:text-properties fo:color="#222222" fo:font-weight="normal" style:font-weight-asian="normal" style:font-weight-complex="normal"/>
    </style:style>
    <style:style style:name="T52" style:family="text">
      <style:text-properties fo:color="#222222" fo:font-weight="normal" officeooo:rsid="0029e8d7" style:font-weight-asian="normal" style:font-weight-complex="normal"/>
    </style:style>
    <style:style style:name="T53" style:family="text">
      <style:text-properties fo:color="#222222" fo:font-weight="normal" officeooo:rsid="002cbacb" style:font-weight-asian="normal" style:font-weight-complex="normal"/>
    </style:style>
    <style:style style:name="T54" style:family="text">
      <style:text-properties officeooo:rsid="0016f2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text:span text:style-name="T5">Bewertung </text:span><text:span text:style-name="T3">Michael Prommer, Ralph Quidet:</text:span></text:p>
      <text:p text:style-name="P10"/>
      <text:p text:style-name="P49">Test der Programmfunktionen:</text:p>
      <text:p text:style-name="P1"/>
      <text:p text:style-name="P5"><text:span text:style-name="T2">Anweisungen zum Kompilieren, Starten des Programms</text:span><text:span text:style-name="T4">: </text:span></text:p>
      <text:p text:style-name="P10"/>
      <text:p text:style-name="P9"><text:span text:style-name="T44">Makefile, Hinweise zum Programmstart:</text:span><text:span text:style-name="T4"> </text:span><text:span text:style-name="T7">✔</text:span></text:p>
      <text:p text:style-name="P58"/>
      <text:p text:style-name="P15"><text:span text:style-name="T1">Programmstart</text:span>:</text:p>
      <text:p text:style-name="P10"/>
      <text:p text:style-name="P10"><text:span text:style-name="T43">Parameterübergabe beim Start, Hinweis falls ungültige/keine Paramter:</text:span> <text:span text:style-name="T6">✔</text:span></text:p>
      <text:p text:style-name="P80">Verbindung des Clients, ohne Start des Servers: </text:p>
      <text:p text:style-name="P61">✖ terminate called after throwing an instance of 'std::exception'</text:p>
      <text:p text:style-name="P58"><text:s text:c="2"/>what(): <text:s/>std::exception</text:p>
      <text:p text:style-name="P58">Aborted (core dumped)</text:p>
      <text:p text:style-name="P26"><text:span text:style-name="T34">Start des Servers mit gültigen Parametern:</text:span><text:span text:style-name="T6"> </text:span><text:span text:style-name="T12">✔</text:span></text:p>
      <text:p text:style-name="P27"><text:span text:style-name="T35">S</text:span><text:span text:style-name="T34">tart des Clients mit gültigen Parametern:</text:span><text:span text:style-name="T6"> </text:span><text:span text:style-name="T12">✔</text:span></text:p>
      <text:p text:style-name="P59"/>
      <text:p text:style-name="P16"><text:span text:style-name="T13">SEND</text:span><text:span text:style-name="T6">:</text:span></text:p>
      <text:p text:style-name="P31"><text:span text:style-name="T34">Protokollaufbau laut Aufgabenbeschreibung: </text:span><text:span text:style-name="T12">✖, </text:span><text:span text:style-name="T6"><text:s/>“\nEND</text:span><text:span text:style-name="T32">\n</text:span><text:span text:style-name="T6">” statt “\n.</text:span><text:span text:style-name="T32">\n</text:span><text:span text:style-name="T6">” als Endekennung einer Nachricht, Server antwortet nicht mit “Err” bei zu langem Sender, Empfänger, Betreff, </text:span><text:span text:style-name="T25">es wird aber erkannt das die Eingabe zu lang ist. </text:span><text:span text:style-name="T26">(Zum Betreff testen: asdfgasdfgasdfgasdfgasdfgasdfgasdfgasdfgasdfgasdfgasdfgasdfgasdfgasdfgasdfgasdfg … 81 Zeichen)</text:span></text:p>
      <text:p text:style-name="P73"><text:span text:style-name="T45">Zu Lange Eingaben werden erkannt</text:span><text:span text:style-name="T43">: </text:span><text:span text:style-name="T54">✔</text:span></text:p>
      <text:p text:style-name="P39"><text:span text:style-name="T34">Die Nachricht wird korrekt gespeichert: </text:span><text:span text:style-name="T12">✔</text:span></text:p>
      <text:p text:style-name="P39"><text:span text:style-name="T34">Erneutes Senden an selben Empfänger verursacht keine Probleme (es wird kein neuer Ordner erstellt, die Nachricht wird korrekt gespeichert): </text:span><text:span text:style-name="T12">✔</text:span></text:p>
      <text:p text:style-name="P64"/>
      <text:p text:style-name="P17"><text:span text:style-name="T13">LIST</text:span><text:span text:style-name="T6">:</text:span></text:p>
      <text:p text:style-name="P32"><text:span text:style-name="T34">Protokollaufbau laut Aufgabenbeschreibung: </text:span><text:span text:style-name="T12">✔</text:span><text:span text:style-name="T36"> </text:span><text:span text:style-name="T16">Anzahl der Nachrichten wird nicht ausgegeben.</text:span></text:p>
      <text:p text:style-name="P39"><text:span text:style-name="T34">LIST Befehl mit </text:span><text:span text:style-name="T39">nicht vorhandenem</text:span><text:span text:style-name="T34"> User ohne Nachrichten: </text:span><text:span text:style-name="T12">✔</text:span><text:span text:style-name="T34"> </text:span><text:span text:style-name="T6">Liefert “Err”, aber nicht die Nachrichtenanzahl von 0. Ist jedoch nicht so schlimm meiner Meinung nach.</text:span></text:p>
      <text:p text:style-name="P42"><text:span text:style-name="T34">LIST Befehl mit </text:span><text:span text:style-name="T39">vorhandenem</text:span><text:span text:style-name="T34"> User ohne Nachrichten: </text:span><text:span text:style-name="T12">✖ </text:span><text:span text:style-name="T18">Programm bleibt stehen </text:span><text:span text:style-name="T22">(falls vorher im Ordner Nachrichten waren und alle gelöscht wurden)</text:span></text:p>
      <text:p text:style-name="P84"/>
      <text:p text:style-name="P75">READ:</text:p>
      <text:p text:style-name="P32"><text:span text:style-name="T34">Protokollaufbau laut Aufgabenbeschreibung: </text:span><text:span text:style-name="T12">✔</text:span><text:span text:style-name="T36"> </text:span><text:span text:style-name="T16"><text:s/>“</text:span><text:span text:style-name="T17">OK” als Zwischenantwort des Servers fehlt bei Eingabe mit korrekten Parametern, jedoch auch nicht so schlimm.</text:span></text:p>
      <text:p text:style-name="P40"><text:span text:style-name="T38">READ</text:span><text:span text:style-name="T37"> Befehl mit </text:span><text:span text:style-name="T39">nicht vorhandenem </text:span><text:span text:style-name="T37">User: </text:span><text:span text:style-name="T12">✔</text:span><text:span text:style-name="T34"> </text:span><text:span text:style-name="T6">Liefert “Err”</text:span></text:p>
      <text:p text:style-name="P42"><text:span text:style-name="T38">READ</text:span><text:span text:style-name="T37"> Befehl mit </text:span><text:span text:style-name="T39">vorhandenem </text:span><text:span text:style-name="T37">User </text:span><text:span text:style-name="T39">aber ungültiger Nachrichtennummer</text:span><text:span text:style-name="T37">: </text:span><text:span text:style-name="T12">✖ </text:span><text:span text:style-name="T18">Programm bleibt stehen </text:span><text:span text:style-name="T22">(falls vorher im Ordner Nachrichten waren und alle gelöscht wurden)</text:span></text:p>
      <text:p text:style-name="P41"><text:span text:style-name="T39">Nachrichtennummer korrekt</text:span><text:span text:style-name="T37">: </text:span><text:span text:style-name="T12">✔</text:span></text:p>
      <text:p text:style-name="P65"/>
      <text:p text:style-name="P21"><text:span text:style-name="T15">DEL</text:span><text:span text:style-name="T14">:</text:span></text:p>
      <text:p text:style-name="P33"><text:span text:style-name="T34">Protokollaufbau laut Aufgabenbeschreibung: </text:span><text:span text:style-name="T12">✔</text:span><text:span text:style-name="T36"> </text:span><text:span text:style-name="T18">Aufbau ist korrekt</text:span></text:p>
      <text:p text:style-name="P41"><text:span text:style-name="T39">DEL</text:span><text:span text:style-name="T37"> Befehl mit </text:span><text:span text:style-name="T39">nicht vorhandenem </text:span><text:span text:style-name="T37">User: </text:span><text:span text:style-name="T12">✔</text:span><text:span text:style-name="T34"> </text:span><text:span text:style-name="T6">Liefert “Err”</text:span></text:p>
      <text:p text:style-name="P48"><text:span text:style-name="T39">DEL</text:span><text:span text:style-name="T37"> Befehl mit </text:span><text:span text:style-name="T39">vorhandenem </text:span><text:span text:style-name="T37">User </text:span><text:span text:style-name="T39">aber ungültiger Nachrichtennummer</text:span><text:span text:style-name="T37">: </text:span><text:span text:style-name="T12">✖ </text:span><text:span text:style-name="T18">Programm bleibt stehen </text:span><text:span text:style-name="T22">(falls vorher im Ordner Nachrichten waren und alle gelöscht wurden)</text:span></text:p>
      <text:p text:style-name="P69"/>
      <text:p text:style-name="P69"/>
      <text:p text:style-name="P21"><text:span text:style-name="T15">QUIT</text:span><text:span text:style-name="T14">: <text:s/></text:span><text:span text:style-name="T20">✔</text:span></text:p>
      <text:p text:style-name="P65"><text:soft-page-break/></text:p>
      <text:p text:style-name="P65"/>
      <text:p text:style-name="P53"><text:span text:style-name="T21">Generell zur Programmierung</text:span><text:span text:style-name="T19">:</text:span></text:p>
      <text:p text:style-name="P88"><text:span text:style-name="T18">S</text:span><text:span text:style-name="T6">ehr guter objektorientierter Aufbau des Servers und Clients. Die Kommentare sind aussagekräftig und das Programm liest sich relativ leicht. Leider fehlen wie oben beschrieben Error-Handlings </text:span><text:span text:style-name="T23">für Sonderfälle</text:span><text:span text:style-name="T6"> (falls ein Ordner leer ist, bleibt das Programm </text:span><text:span text:style-name="T23">bei LIST, SEND und READ</text:span><text:span text:style-name="T24">-</text:span><text:span text:style-name="T23">Befehlen </text:span><text:span text:style-name="T6">stehen).</text:span></text:p>
      <text:p text:style-name="P79"/>
      <text:p text:style-name="P79"/>
      <text:p text:style-name="P91"><text:span text:style-name="T48">Bewertung </text:span><text:span text:style-name="T49">: </text:span><text:span text:style-name="T41">Clemens Czermak und Simon Peleška </text:span><text:span text:style-name="T42">(VSYS.zip)</text:span></text:p>
      <text:p text:style-name="P11"/>
      <text:p text:style-name="P50">Test der Programmfunktionen:</text:p>
      <text:p text:style-name="P2"/>
      <text:p text:style-name="P6"><text:span text:style-name="T2">Anweisungen zum Kompilieren, Starten des Programms</text:span><text:span text:style-name="T4">: </text:span></text:p>
      <text:p text:style-name="P60"/>
      <text:p text:style-name="P92"><text:span text:style-name="T44">Makefile, Hinweise zum Programmstart:</text:span><text:span text:style-name="T4"> </text:span><text:span text:style-name="T9">✔, </text:span><text:span text:style-name="T10">Makefile vorhanden</text:span></text:p>
      <text:p text:style-name="P60"/>
      <text:p text:style-name="P18"><text:span text:style-name="T1">Programmstart</text:span>:</text:p>
      <text:p text:style-name="P11"/>
      <text:p text:style-name="P12"><text:span text:style-name="T43">Parameterübergabe beim Start, Hinweis falls ungültige/keine Paramter:</text:span> <text:span text:style-name="T19">✔</text:span></text:p>
      <text:p text:style-name="P81">Verbindung des Clients, ohne Start des Servers: <text:s/><text:span text:style-name="T51">✔, </text:span><text:span text:style-name="T52">Fehlermeldung, </text:span><text:span text:style-name="T53">ohne Absturz</text:span></text:p>
      <text:p text:style-name="P60"/>
      <text:p text:style-name="P28"><text:span text:style-name="T34">Start des Servers mit gültigen Parametern:</text:span><text:span text:style-name="T6"> </text:span><text:span text:style-name="T20">✔</text:span></text:p>
      <text:p text:style-name="P28"><text:span text:style-name="T35">S</text:span><text:span text:style-name="T34">tart des Clients mit gültigen Parametern:</text:span><text:span text:style-name="T6"> </text:span><text:span text:style-name="T20">✔</text:span></text:p>
      <text:p text:style-name="P60"/>
      <text:p text:style-name="P18"><text:span text:style-name="T13">SEND</text:span><text:span text:style-name="T6">:</text:span></text:p>
      <text:p text:style-name="P34"><text:span text:style-name="T34">Protokollaufbau laut Aufgabenbeschreibung: </text:span><text:span text:style-name="T12">✔, </text:span><text:span text:style-name="T28">Nachricht wird beim Sender gespeichert</text:span></text:p>
      <text:p text:style-name="P73"><text:span text:style-name="T45">Zu Lange Eingaben werden erkannt</text:span><text:span text:style-name="T46">: </text:span><text:span text:style-name="T54">✔, “Err”</text:span></text:p>
      <text:p text:style-name="P43"><text:span text:style-name="T34">Die Nachricht wird korrekt gespeichert: </text:span><text:span text:style-name="T12">✔</text:span></text:p>
      <text:p text:style-name="P43"><text:span text:style-name="T34">Erneutes Senden an selben Empfänger verursacht keine Probleme (es wird kein neuer Ordner erstellt, die Nachricht wird korrekt gespeichert): </text:span><text:span text:style-name="T12">✔</text:span></text:p>
      <text:p text:style-name="P66"/>
      <text:p text:style-name="P18"><text:span text:style-name="T13">LIST</text:span><text:span text:style-name="T6">:</text:span></text:p>
      <text:p text:style-name="P35"><text:span text:style-name="T34">Protokollaufbau laut Aufgabenbeschreibung: </text:span><text:span text:style-name="T12">✔</text:span></text:p>
      <text:p text:style-name="P44"><text:span text:style-name="T34">LIST Befehl mit </text:span><text:span text:style-name="T39">nicht vorhandenem</text:span><text:span text:style-name="T34"> User ohne Nachrichten: </text:span><text:span text:style-name="T12">✔, “</text:span><text:span text:style-name="T27">0”</text:span></text:p>
      <text:p text:style-name="P44"><text:span text:style-name="T34">LIST Befehl mit </text:span><text:span text:style-name="T39">vorhandenem</text:span><text:span text:style-name="T34"> User ohne Nachrichten: </text:span><text:span text:style-name="T12">✔, “</text:span><text:span text:style-name="T27">0”</text:span></text:p>
      <text:p text:style-name="P85"/>
      <text:p text:style-name="P76">READ:</text:p>
      <text:p text:style-name="P36"><text:span text:style-name="T34">Protokollaufbau laut Aufgabenbeschreibung: </text:span><text:span text:style-name="T12">✔</text:span></text:p>
      <text:p text:style-name="P45"><text:span text:style-name="T38">READ</text:span><text:span text:style-name="T37"> Befehl mit </text:span><text:span text:style-name="T39">nicht vorhandenem </text:span><text:span text:style-name="T37">User: </text:span><text:span text:style-name="T12">✔, “</text:span><text:span text:style-name="T29">Err”</text:span></text:p>
      <text:p text:style-name="P45"><text:span text:style-name="T38">READ</text:span><text:span text:style-name="T37"> Befehl mit </text:span><text:span text:style-name="T39">vorhandenem </text:span><text:span text:style-name="T37">User </text:span><text:span text:style-name="T39">aber ungültiger Nachrichtennummer</text:span><text:span text:style-name="T37">: <text:s/></text:span><text:span text:style-name="T12">✔, “</text:span><text:span text:style-name="T29">Err”</text:span></text:p>
      <text:p text:style-name="P45"><text:span text:style-name="T39">Nachrichtennummer korrekt</text:span><text:span text:style-name="T37">: </text:span><text:span text:style-name="T12">✔</text:span></text:p>
      <text:p text:style-name="P66"/>
      <text:p text:style-name="P22"><text:span text:style-name="T15">DEL</text:span><text:span text:style-name="T14">:</text:span></text:p>
      <text:p text:style-name="P37"><text:span text:style-name="T34">Protokollaufbau laut Aufgabenbeschreibung: </text:span><text:span text:style-name="T12">✔</text:span></text:p>
      <text:p text:style-name="P46"><text:span text:style-name="T39">DEL</text:span><text:span text:style-name="T37"> Befehl mit </text:span><text:span text:style-name="T39">nicht vorhandenem </text:span><text:span text:style-name="T37">User: </text:span><text:span text:style-name="T12">✔</text:span></text:p>
      <text:p text:style-name="P46"><text:span text:style-name="T39">DEL</text:span><text:span text:style-name="T37"> Befehl mit </text:span><text:span text:style-name="T39">vorhandenem </text:span><text:span text:style-name="T37">User </text:span><text:span text:style-name="T39">aber ungültiger Nachrichtennummer</text:span><text:span text:style-name="T37">: </text:span><text:span text:style-name="T12">✔</text:span></text:p>
      <text:p text:style-name="P70"/>
      <text:p text:style-name="P23"><text:span text:style-name="T15">QUIT</text:span><text:span text:style-name="T14">:</text:span><text:span text:style-name="T12"> </text:span><text:span text:style-name="T20">✔</text:span></text:p>
      <text:p text:style-name="P66"/>
      <text:p text:style-name="P66"/>
      <text:p text:style-name="P54"><text:soft-page-break/><text:span text:style-name="T21">Generell zur Programmierung</text:span><text:span text:style-name="T19">:</text:span></text:p>
      <text:p text:style-name="P89"><text:span text:style-name="T6">Sehr gute objektorientierte Programmierung, </text:span><text:span text:style-name="T30">a</text:span><text:span text:style-name="T6">ussagekräftige Kommentare, README vorhanden. </text:span><text:span text:style-name="T31">Konnte keine Fehler finden, Aufgabenstellung einwandfrei umgesetzt.</text:span></text:p>
      <text:p text:style-name="P98"/>
      <text:p text:style-name="P96"><text:span text:style-name="T48">Bewertung </text:span><text:span text:style-name="T49">: </text:span><text:span text:style-name="T50">Alexander Dietrich und Thiago Gumhold</text:span></text:p>
      <text:p text:style-name="P13"/>
      <text:p text:style-name="P51">Test der Programmfunktionen:</text:p>
      <text:p text:style-name="P3"/>
      <text:p text:style-name="P7"><text:span text:style-name="T2">Anweisungen zum Kompilieren, Starten des Programms</text:span><text:span text:style-name="T4">: </text:span></text:p>
      <text:p text:style-name="P62"/>
      <text:p text:style-name="P93"><text:span text:style-name="T44">Makefile, Hinweise zum Programmstart:</text:span><text:span text:style-name="T4"> </text:span><text:span text:style-name="T9">✔, </text:span><text:span text:style-name="T10">Makefile vorhanden</text:span></text:p>
      <text:p text:style-name="P62"/>
      <text:p text:style-name="P19"><text:span text:style-name="T1">Programmstart</text:span>:</text:p>
      <text:p text:style-name="P13"/>
      <text:p text:style-name="P13"><text:span text:style-name="T43">Parameterübergabe beim Start, Hinweis falls ungültige/keine Paramter:</text:span> <text:span text:style-name="T19">✔</text:span></text:p>
      <text:p text:style-name="P82">Verbindung des Clients, ohne Start des Servers: <text:s/><text:span text:style-name="T51">✔, </text:span><text:span text:style-name="T52">Fehlermeldung, </text:span><text:span text:style-name="T53">ohne Absturz</text:span></text:p>
      <text:p text:style-name="P62"/>
      <text:p text:style-name="P29"><text:span text:style-name="T34">Start des Servers mit gültigen Parametern:</text:span><text:span text:style-name="T6"> </text:span><text:span text:style-name="T20">✔</text:span></text:p>
      <text:p text:style-name="P29"><text:span text:style-name="T35">S</text:span><text:span text:style-name="T34">tart des Clients mit gültigen Parametern:</text:span><text:span text:style-name="T6"> </text:span><text:span text:style-name="T20">✔</text:span></text:p>
      <text:p text:style-name="P62"/>
      <text:p text:style-name="P19"><text:span text:style-name="T13">SEND</text:span><text:span text:style-name="T6">:</text:span></text:p>
      <text:p text:style-name="P38"><text:span text:style-name="T34">Protokollaufbau laut Aufgabenbeschreibung: </text:span><text:span text:style-name="T40">(</text:span><text:span text:style-name="T12">✔</text:span><text:span text:style-name="T33">)</text:span><text:span text:style-name="T12">, </text:span><text:span text:style-name="T28">Nachricht wird beim Sender gespeichert </text:span></text:p>
      <text:p text:style-name="P74"><text:span text:style-name="T45">Zu </text:span><text:span text:style-name="T47">lange</text:span><text:span text:style-name="T45"> Eingaben werden erkannt</text:span><text:span text:style-name="T46">: </text:span><text:span text:style-name="T54">✔</text:span></text:p>
      <text:p text:style-name="P74"><text:span text:style-name="T45">Zu </text:span><text:span text:style-name="T47">kurze</text:span><text:span text:style-name="T45"> Eingaben werden erkannt</text:span><text:span text:style-name="T46">: </text:span><text:span text:style-name="T54">✔, bis auf Subject (ja es gibt Leute die Mails ohne Betreff schicken, das sollte aber vermieden werden)</text:span></text:p>
      <text:p text:style-name="P47"><text:span text:style-name="T34">Die Nachricht wird korrekt gespeichert: </text:span><text:span text:style-name="T12">✔, </text:span><text:span text:style-name="T33">(vielleicht Recipient trotzdem dazuschreiben, kleiner Fehler aber nichts weltbewegendes)</text:span></text:p>
      <text:p text:style-name="P47"><text:span text:style-name="T34">Erneutes Senden an selben Empfänger verursacht keine Probleme (es wird kein neuer Ordner erstellt, die Nachricht wird korrekt gespeichert): </text:span><text:span text:style-name="T12">✔</text:span></text:p>
      <text:p text:style-name="P67"/>
      <text:p text:style-name="P19"><text:span text:style-name="T13">LIST</text:span><text:span text:style-name="T6">:</text:span></text:p>
      <text:p text:style-name="P38"><text:span text:style-name="T34">Protokollaufbau laut Aufgabenbeschreibung: </text:span><text:span text:style-name="T40">(</text:span><text:span text:style-name="T12">✔</text:span><text:span text:style-name="T33">)</text:span></text:p>
      <text:p text:style-name="P47"><text:span text:style-name="T34">LIST Befehl mit </text:span><text:span text:style-name="T39">nicht vorhandenem</text:span><text:span text:style-name="T34"> User ohne Nachrichten: </text:span><text:span text:style-name="T12">✔</text:span></text:p>
      <text:p text:style-name="P47"><text:span text:style-name="T34">LIST Befehl mit </text:span><text:span text:style-name="T39">vorhandenem</text:span><text:span text:style-name="T34"> User ohne Nachrichten: </text:span><text:span text:style-name="T12">✔</text:span></text:p>
      <text:p text:style-name="P86"/>
      <text:p text:style-name="P77">READ:</text:p>
      <text:p text:style-name="P38"><text:span text:style-name="T34">Protokollaufbau laut Aufgabenbeschreibung: </text:span><text:span text:style-name="T40">(</text:span><text:span text:style-name="T12">✔</text:span><text:span text:style-name="T33">)</text:span></text:p>
      <text:p text:style-name="P47"><text:span text:style-name="T38">READ</text:span><text:span text:style-name="T37"> Befehl mit </text:span><text:span text:style-name="T39">nicht vorhandenem </text:span><text:span text:style-name="T37">User: </text:span><text:span text:style-name="T12">✔</text:span></text:p>
      <text:p text:style-name="P47"><text:span text:style-name="T38">READ</text:span><text:span text:style-name="T37"> Befehl mit </text:span><text:span text:style-name="T39">vorhandenem </text:span><text:span text:style-name="T37">User </text:span><text:span text:style-name="T39">aber ungültiger Nachrichtennummer</text:span><text:span text:style-name="T37">: <text:s/></text:span><text:span text:style-name="T12">✔</text:span></text:p>
      <text:p text:style-name="P47"><text:span text:style-name="T39">Nachrichtennummer korrekt</text:span><text:span text:style-name="T37">: </text:span><text:span text:style-name="T12">✔</text:span></text:p>
      <text:p text:style-name="P67"/>
      <text:p text:style-name="P24"><text:span text:style-name="T15">DEL</text:span><text:span text:style-name="T14">:</text:span></text:p>
      <text:p text:style-name="P38"><text:span text:style-name="T34">Protokollaufbau laut Aufgabenbeschreibung: </text:span><text:span text:style-name="T40">(</text:span><text:span text:style-name="T12">✔</text:span><text:span text:style-name="T33">)</text:span></text:p>
      <text:p text:style-name="P47"><text:span text:style-name="T39">DEL</text:span><text:span text:style-name="T37"> Befehl mit </text:span><text:span text:style-name="T39">nicht vorhandenem </text:span><text:span text:style-name="T37">User: </text:span><text:span text:style-name="T12">✔</text:span></text:p>
      <text:p text:style-name="P47"><text:span text:style-name="T39">DEL</text:span><text:span text:style-name="T37"> Befehl mit </text:span><text:span text:style-name="T39">vorhandenem </text:span><text:span text:style-name="T37">User </text:span><text:span text:style-name="T39">aber ungültiger Nachrichtennummer</text:span><text:span text:style-name="T37">: </text:span><text:span text:style-name="T12">✔</text:span></text:p>
      <text:p text:style-name="P71"/>
      <text:p text:style-name="P24"><text:span text:style-name="T15">QUIT</text:span><text:span text:style-name="T14">:</text:span><text:span text:style-name="T12"> </text:span><text:span text:style-name="T20">✔</text:span></text:p>
      <text:p text:style-name="P67"/>
      <text:p text:style-name="P67"/>
      <text:p text:style-name="P55"><text:span text:style-name="T21">Generell zur Programmierung</text:span><text:span text:style-name="T19">:</text:span></text:p>
      <text:p text:style-name="P90"><text:span text:style-name="T6">Sehr gute objektorientierte Programmierung, </text:span><text:span text:style-name="T30">a</text:span><text:span text:style-name="T6">ussagekräftige Kommentare, README vorhanden. </text:span><text:span text:style-name="T31">Konnte keine Fehler finden, Aufgabenstellung </text:span><text:span text:style-name="T33">gut</text:span><text:span text:style-name="T31"> umgesetzt.<text:line-break/></text:span><text:span text:style-name="T33">Antworten von Server sollten sich laut Angabe auf OK\n und ERR\n beschränken. Die zusätzlichen Infos zu Fehlern sind gut, aber nicht gefragt. Trotzdem kein Fehler deswegen → kein Punkteabzug</text:span></text:p>
      <text:p text:style-name="P100"/>
      <text:p text:style-name="P97"><text:span text:style-name="T48">Bewertung </text:span><text:span text:style-name="T49">: </text:span><text:span text:style-name="T50">Alexandru Jaravete und Simon Schwebler</text:span></text:p>
      <text:p text:style-name="P14"/>
      <text:p text:style-name="P52">Test der Programmfunktionen:</text:p>
      <text:p text:style-name="P4"/>
      <text:p text:style-name="P8"><text:span text:style-name="T2">Anweisungen zum Kompilieren, Starten des Programms</text:span><text:span text:style-name="T4">: </text:span></text:p>
      <text:p text:style-name="P63"/>
      <text:p text:style-name="P94"><text:span text:style-name="T44">Makefile, Hinweise zum Programmstart:</text:span><text:span text:style-name="T4"> </text:span><text:span text:style-name="T9">✖, </text:span><text:span text:style-name="T10">Makefile vorhanden </text:span><text:span text:style-name="T11">aber Compilerversion nicht angegeben → make all kann Probleme verursachen (C++11, C++98)</text:span></text:p>
      <text:p text:style-name="P95"><text:span text:style-name="T11">m</text:span><text:span text:style-name="T8">ake clean löscht mailspool nicht</text:span></text:p>
      <text:p text:style-name="P63"/>
      <text:p text:style-name="P20"><text:span text:style-name="T1">Programmstart</text:span>:</text:p>
      <text:p text:style-name="P14"/>
      <text:p text:style-name="P14"><text:span text:style-name="T43">Parameterübergabe beim Start, Hinweis falls ungültige/keine Paramter:</text:span> <text:span text:style-name="T19">✔</text:span></text:p>
      <text:p text:style-name="P83">Verbindung des Clients, ohne Start des Servers: <text:s/><text:span text:style-name="T51">✔, </text:span><text:span text:style-name="T52">Fehlermeldung, </text:span><text:span text:style-name="T53">ohne Absturz</text:span></text:p>
      <text:p text:style-name="P63"/>
      <text:p text:style-name="P30"><text:span text:style-name="T34">Start des Servers mit gültigen Parametern:</text:span><text:span text:style-name="T6"> </text:span><text:span text:style-name="T20">✔</text:span></text:p>
      <text:p text:style-name="P30"><text:span text:style-name="T35">S</text:span><text:span text:style-name="T34">tart des Clients mit gültigen Parametern:</text:span><text:span text:style-name="T6"> </text:span><text:span text:style-name="T20">✔</text:span></text:p>
      <text:p text:style-name="P63"/>
      <text:p text:style-name="P20"><text:span text:style-name="T13">SEND</text:span><text:span text:style-name="T6">:</text:span></text:p>
      <text:p text:style-name="P104"><text:span text:style-name="T34">Protokollaufbau laut Aufgabenbeschreibung: </text:span><text:span text:style-name="T12">✖</text:span></text:p>
      <text:p text:style-name="P101"><text:span text:style-name="T45">Zu </text:span><text:span text:style-name="T47">lange</text:span><text:span text:style-name="T45"> Eingaben werden erkannt</text:span><text:span text:style-name="T46">: </text:span><text:span text:style-name="T54">✖</text:span></text:p>
      <text:p text:style-name="P101"><text:span text:style-name="T45">Zu </text:span><text:span text:style-name="T47">kurze</text:span><text:span text:style-name="T45"> Eingaben werden erkannt</text:span><text:span text:style-name="T46">: </text:span><text:span text:style-name="T54">✖</text:span></text:p>
      <text:p text:style-name="P105"><text:span text:style-name="T34">Die Nachricht wird korrekt gespeichert: </text:span><text:span text:style-name="T12">✖</text:span></text:p>
      <text:p text:style-name="P105"><text:span text:style-name="T34">Erneutes Senden an selben Empfänger verursacht keine Probleme (es wird kein neuer Ordner erstellt, die Nachricht wird korrekt gespeichert): </text:span><text:span text:style-name="T12">✖</text:span></text:p>
      <text:p text:style-name="P68"/>
      <text:p text:style-name="P20"><text:span text:style-name="T13">LIST</text:span><text:span text:style-name="T6">:</text:span></text:p>
      <text:p text:style-name="P104"><text:span text:style-name="T34">Protokollaufbau laut Aufgabenbeschreibung: </text:span><text:span text:style-name="T12">✖</text:span></text:p>
      <text:p text:style-name="P105"><text:span text:style-name="T34">LIST Befehl mit </text:span><text:span text:style-name="T39">nicht vorhandenem</text:span><text:span text:style-name="T34"> User ohne Nachrichten: </text:span><text:span text:style-name="T12">✖</text:span></text:p>
      <text:p text:style-name="P105"><text:span text:style-name="T34">LIST Befehl mit </text:span><text:span text:style-name="T39">vorhandenem</text:span><text:span text:style-name="T34"> User ohne Nachrichten: </text:span><text:span text:style-name="T12">✖</text:span></text:p>
      <text:p text:style-name="P87"/>
      <text:p text:style-name="P78">READ:</text:p>
      <text:p text:style-name="P104"><text:span text:style-name="T34">Protokollaufbau laut Aufgabenbeschreibung: </text:span><text:span text:style-name="T12">✖</text:span></text:p>
      <text:p text:style-name="P105"><text:span text:style-name="T38">READ</text:span><text:span text:style-name="T37"> Befehl mit </text:span><text:span text:style-name="T39">nicht vorhandenem </text:span><text:span text:style-name="T37">User: </text:span><text:span text:style-name="T12">✖</text:span></text:p>
      <text:p text:style-name="P105"><text:span text:style-name="T38">READ</text:span><text:span text:style-name="T37"> Befehl mit </text:span><text:span text:style-name="T39">vorhandenem </text:span><text:span text:style-name="T37">User </text:span><text:span text:style-name="T39">aber ungültiger Nachrichtennummer</text:span><text:span text:style-name="T37">: <text:s/></text:span><text:span text:style-name="T12">✖</text:span></text:p>
      <text:p text:style-name="P105"><text:span text:style-name="T39">Nachrichtennummer korrekt</text:span><text:span text:style-name="T37">: </text:span><text:span text:style-name="T12">✖</text:span></text:p>
      <text:p text:style-name="P68"/>
      <text:p text:style-name="P25"><text:span text:style-name="T15">DEL</text:span><text:span text:style-name="T14">:</text:span></text:p>
      <text:p text:style-name="P104"><text:span text:style-name="T34">Protokollaufbau laut Aufgabenbeschreibung: </text:span><text:span text:style-name="T12">✖</text:span></text:p>
      <text:p text:style-name="P105"><text:span text:style-name="T39">DEL</text:span><text:span text:style-name="T37"> Befehl mit </text:span><text:span text:style-name="T39">nicht vorhandenem </text:span><text:span text:style-name="T37">User: </text:span><text:span text:style-name="T12">✖</text:span></text:p>
      <text:p text:style-name="P105"><text:span text:style-name="T39">DEL</text:span><text:span text:style-name="T37"> Befehl mit </text:span><text:span text:style-name="T39">vorhandenem </text:span><text:span text:style-name="T37">User </text:span><text:span text:style-name="T39">aber ungültiger Nachrichtennummer</text:span><text:span text:style-name="T37">: </text:span><text:span text:style-name="T12">✖</text:span></text:p>
      <text:p text:style-name="P72"/>
      <text:p text:style-name="P106"><text:span text:style-name="T15">QUIT</text:span><text:span text:style-name="T14">:</text:span><text:span text:style-name="T12"> </text:span><text:span text:style-name="T20">✖</text:span></text:p>
      <text:p text:style-name="P68"/>
      <text:p text:style-name="P56"><text:span text:style-name="T21">Generell zur Programmierung</text:span><text:span text:style-name="T19">:</text:span></text:p>
      <text:p text:style-name="P103"><text:span text:style-name="T33">C</text:span><text:span text:style-name="T6">lient und Server funktionieren nicht gemeinsam.<text:line-break/>Client Implentation scheint der Fehler zu sein. Schaut euch strcmp noch mal in der Dokumentation an. Client sollte außerdem freie Portwahl wie Server haben.</text:span></text:p>
      <text:p text:style-name="P103"><text:span text:style-name="T6">Kommentare würden dem Code auch helfen lesbarer zu werden.</text:span></text:p>
      <text:p text:style-name="P9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5:46:59.045537144</meta:creation-date>
    <meta:generator>LibreOffice/5.1.6.2$Linux_X86_64 LibreOffice_project/10m0$Build-2</meta:generator>
    <dc:date>2017-10-28T13:55:44.006090346</dc:date>
    <meta:editing-duration>PT1H33M44S</meta:editing-duration>
    <meta:editing-cycles>30</meta:editing-cycles>
    <meta:document-statistic meta:table-count="0" meta:image-count="0" meta:object-count="0" meta:page-count="5" meta:paragraph-count="127" meta:word-count="999" meta:character-count="7478" meta:non-whitespace-character-count="6588"/>
  </office:meta>
</office:document-meta>
</file>